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67991" calcext:value-type="float">
            <text:p>0,067991</text:p>
          </table:table-cell>
          <table:table-cell office:value-type="float" office:value="0.000805" calcext:value-type="float">
            <text:p>0,000805</text:p>
          </table:table-cell>
          <table:table-cell table:formula="of:=[.B2]/[.C2]" office:value-type="float" office:value="84.4608695652174" calcext:value-type="float">
            <text:p>84,46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115.755829245642" calcext:value-type="float">
            <text:p>115,76</text:p>
          </table:table-cell>
          <table:table-cell table:formula="of:=([.A2]*[.$C$11])/(1000000000*[.C2])" office:value-type="float" office:value="2.27951304347826" calcext:value-type="float">
            <text:p>2,28</text:p>
          </table:table-cell>
          <table:table-cell table:style-name="ce2" table:formula="of:=([.A2]*[.$B$11])/(1000000000*[.C2])" office:value-type="float" office:value="1.30257888198758" calcext:value-type="float">
            <text:p>1,30</text:p>
          </table:table-cell>
          <table:table-cell table:style-name="ce2" table:formula="of:=[.H2]/[.$B$15]*100" office:value-type="float" office:value="0.169480523678681" calcext:value-type="float">
            <text:p>0,17</text:p>
          </table:table-cell>
          <table:table-cell table:style-name="ce2" table:formula="of:=[.I2]/[.$C$15]*100" office:value-type="float" office:value="0.73426092558488" calcext:value-type="float">
            <text:p>0,73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672104" calcext:value-type="float">
            <text:p>0,672104</text:p>
          </table:table-cell>
          <table:table-cell office:value-type="float" office:value="0.006653" calcext:value-type="float">
            <text:p>0,006653</text:p>
          </table:table-cell>
          <table:table-cell table:formula="of:=[.B3]/[.C3]" office:value-type="float" office:value="101.022696527882" calcext:value-type="float">
            <text:p>101,02</text:p>
          </table:table-cell>
          <table:table-cell table:style-name="ce2" table:formula="of:=([.D3]-[.G3])/[.G4]" office:value-type="float" office:value="0.52921707302996" calcext:value-type="float">
            <text:p>0,53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84.4608695652174" calcext:value-type="float">
            <text:p>84,46</text:p>
          </table:table-cell>
          <table:table-cell table:formula="of:=([.A3]*[.$C$11])/(1000000000*[.C3])" office:value-type="float" office:value="2.75816624079363" calcext:value-type="float">
            <text:p>2,76</text:p>
          </table:table-cell>
          <table:table-cell table:style-name="ce2" table:formula="of:=([.A3]*[.$B$11])/(1000000000*[.C3])" office:value-type="float" office:value="1.57609499473922" calcext:value-type="float">
            <text:p>1,58</text:p>
          </table:table-cell>
          <table:table-cell table:style-name="ce2" table:formula="of:=[.H3]/[.$B$15]*100" office:value-type="float" office:value="0.205068121992091" calcext:value-type="float">
            <text:p>0,21</text:p>
          </table:table-cell>
          <table:table-cell table:style-name="ce2" table:formula="of:=[.I3]/[.$C$15]*100" office:value-type="float" office:value="0.88844137245728" calcext:value-type="float">
            <text:p>0,89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947251" calcext:value-type="float">
            <text:p>0,947251</text:p>
          </table:table-cell>
          <table:table-cell office:value-type="float" office:value="0.009286" calcext:value-type="float">
            <text:p>0,009286</text:p>
          </table:table-cell>
          <table:table-cell table:formula="of:=[.B4]/[.C4]" office:value-type="float" office:value="102.008507430541" calcext:value-type="float">
            <text:p>102,01</text:p>
          </table:table-cell>
          <table:table-cell table:style-name="ce2" table:formula="of:=([.D4]-[.G3])/[.G4]" office:value-type="float" office:value="0.560717701652757" calcext:value-type="float">
            <text:p>0,56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31.2949596804243" calcext:value-type="float">
            <text:p>31,29</text:p>
          </table:table-cell>
          <table:table-cell table:formula="of:=([.A4]*[.$C$11])/(1000000000*[.C4])" office:value-type="float" office:value="2.77889295713978" calcext:value-type="float">
            <text:p>2,78</text:p>
          </table:table-cell>
          <table:table-cell table:style-name="ce2" table:formula="of:=([.A4]*[.$B$11])/(1000000000*[.C4])" office:value-type="float" office:value="1.5879388326513" calcext:value-type="float">
            <text:p>1,59</text:p>
          </table:table-cell>
          <table:table-cell table:style-name="ce2" table:formula="of:=[.H4]/[.$B$15]*100" office:value-type="float" office:value="0.206609141794779" calcext:value-type="float">
            <text:p>0,21</text:p>
          </table:table-cell>
          <table:table-cell table:style-name="ce2" table:formula="of:=[.I4]/[.$C$15]*100" office:value-type="float" office:value="0.895117718518209" calcext:value-type="float">
            <text:p>0,90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6.496388" calcext:value-type="float">
            <text:p>6,496388</text:p>
          </table:table-cell>
          <table:table-cell office:value-type="float" office:value="0.061723" calcext:value-type="float">
            <text:p>0,061723</text:p>
          </table:table-cell>
          <table:table-cell table:formula="of:=[.B5]/[.C5]" office:value-type="float" office:value="105.250684509826" calcext:value-type="float">
            <text:p>105,25</text:p>
          </table:table-cell>
          <table:table-cell table:style-name="ce2" table:formula="of:=([.D5]-[.G3])/[.G4]" office:value-type="float" office:value="0.664318316972086" calcext:value-type="float">
            <text:p>0,66</text:p>
          </table:table-cell>
          <table:table-cell table:number-columns-repeated="2"/>
          <table:table-cell table:formula="of:=([.A5]*[.$C$11])/(1000000000*[.C5])" office:value-type="float" office:value="2.86253150365342" calcext:value-type="float">
            <text:p>2,86</text:p>
          </table:table-cell>
          <table:table-cell table:style-name="ce2" table:formula="of:=([.A5]*[.$B$11])/(1000000000*[.C5])" office:value-type="float" office:value="1.63573228780195" calcext:value-type="float">
            <text:p>1,64</text:p>
          </table:table-cell>
          <table:table-cell table:style-name="ce2" table:formula="of:=[.H5]/[.$B$15]*100" office:value-type="float" office:value="0.212827621089473" calcext:value-type="float">
            <text:p>0,21</text:p>
          </table:table-cell>
          <table:table-cell table:style-name="ce2" table:formula="of:=[.I5]/[.$C$15]*100" office:value-type="float" office:value="0.922058786810571" calcext:value-type="float">
            <text:p>0,92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4.695295" calcext:value-type="float">
            <text:p>4,695295</text:p>
          </table:table-cell>
          <table:table-cell office:value-type="float" office:value="0.042895" calcext:value-type="float">
            <text:p>0,042895</text:p>
          </table:table-cell>
          <table:table-cell table:formula="of:=[.B6]/[.C6]" office:value-type="float" office:value="109.460193495745" calcext:value-type="float">
            <text:p>109,46</text:p>
          </table:table-cell>
          <table:table-cell table:style-name="ce2" table:formula="of:=([.D6]-[.G3])/[.G4]" office:value-type="float" office:value="0.798829082568388" calcext:value-type="float">
            <text:p>0,80</text:p>
          </table:table-cell>
          <table:table-cell table:number-columns-repeated="2"/>
          <table:table-cell table:formula="of:=([.A6]*[.$C$11])/(1000000000*[.C6])" office:value-type="float" office:value="2.73786017018301" calcext:value-type="float">
            <text:p>2,74</text:p>
          </table:table-cell>
          <table:table-cell table:style-name="ce2" table:formula="of:=([.A6]*[.$B$11])/(1000000000*[.C6])" office:value-type="float" office:value="1.56449152581886" calcext:value-type="float">
            <text:p>1,56</text:p>
          </table:table-cell>
          <table:table-cell table:style-name="ce2" table:formula="of:=[.H6]/[.$B$15]*100" office:value-type="float" office:value="0.203558376965279" calcext:value-type="float">
            <text:p>0,20</text:p>
          </table:table-cell>
          <table:table-cell table:style-name="ce2" table:formula="of:=[.I6]/[.$C$15]*100" office:value-type="float" office:value="0.881900521882108" calcext:value-type="float">
            <text:p>0,88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8.563947" calcext:value-type="float">
            <text:p>8,563947</text:p>
          </table:table-cell>
          <table:table-cell office:value-type="float" office:value="0.081155" calcext:value-type="float">
            <text:p>0,081155</text:p>
          </table:table-cell>
          <table:table-cell table:formula="of:=[.B7]/[.C7]" office:value-type="float" office:value="105.525808637792" calcext:value-type="float">
            <text:p>105,53</text:p>
          </table:table-cell>
          <table:table-cell table:style-name="ce2" table:formula="of:=([.D7]-[.G3])/[.G4]" office:value-type="float" office:value="0.673109640903327" calcext:value-type="float">
            <text:p>0,67</text:p>
          </table:table-cell>
          <table:table-cell table:number-columns-repeated="2"/>
          <table:table-cell table:formula="of:=([.A7]*[.$C$11])/(1000000000*[.C7])" office:value-type="float" office:value="2.85857556527632" calcext:value-type="float">
            <text:p>2,86</text:p>
          </table:table-cell>
          <table:table-cell table:style-name="ce2" table:formula="of:=([.A7]*[.$B$11])/(1000000000*[.C7])" office:value-type="float" office:value="1.63347175158647" calcext:value-type="float">
            <text:p>1,63</text:p>
          </table:table-cell>
          <table:table-cell table:style-name="ce2" table:formula="of:=[.H7]/[.$B$15]*100" office:value-type="float" office:value="0.21253349927705" calcext:value-type="float">
            <text:p>0,21</text:p>
          </table:table-cell>
          <table:table-cell table:style-name="ce2" table:formula="of:=[.I7]/[.$C$15]*100" office:value-type="float" office:value="0.920784527388089" calcext:value-type="float">
            <text:p>0,92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18.571981" calcext:value-type="float">
            <text:p>18,571981</text:p>
          </table:table-cell>
          <table:table-cell office:value-type="float" office:value="0.160441" calcext:value-type="float">
            <text:p>0,160441</text:p>
          </table:table-cell>
          <table:table-cell table:formula="of:=[.B8]/[.C8]" office:value-type="float" office:value="115.755829245642" calcext:value-type="float">
            <text:p>115,76</text:p>
          </table:table-cell>
          <table:table-cell table:style-name="ce2" table:formula="of:=([.D8]-[.G3])/[.G4]" office:value-type="float" office:value="1" calcext:value-type="float">
            <text:p>1,00</text:p>
          </table:table-cell>
          <table:table-cell table:number-columns-repeated="2"/>
          <table:table-cell table:formula="of:=([.A8]*[.$C$11])/(1000000000*[.C8])" office:value-type="float" office:value="2.85931900200074" calcext:value-type="float">
            <text:p>2,86</text:p>
          </table:table-cell>
          <table:table-cell table:style-name="ce2" table:formula="of:=([.A8]*[.$B$11])/(1000000000*[.C8])" office:value-type="float" office:value="1.63389657257185" calcext:value-type="float">
            <text:p>1,63</text:p>
          </table:table-cell>
          <table:table-cell table:style-name="ce2" table:formula="of:=[.H8]/[.$B$15]*100" office:value-type="float" office:value="0.212588773382954" calcext:value-type="float">
            <text:p>0,21</text:p>
          </table:table-cell>
          <table:table-cell table:style-name="ce2" table:formula="of:=[.I8]/[.$C$15]*100" office:value-type="float" office:value="0.921023998067558" calcext:value-type="float">
            <text:p>0,9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8:53:16.8718682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7T08:53:22.477607902</dc:date>
    <meta:editing-duration>PT13H40M8S</meta:editing-duration>
    <meta:editing-cycles>13</meta:editing-cycles>
    <meta:generator>LibreOffice/4.2.8.2$Linux_X86_64 LibreOffice_project/420m0$Build-2</meta:generator>
    <meta:document-statistic meta:table-count="1" meta:cell-count="90" meta:object-count="0"/>
  </office:meta>
</office:document-meta>
</file>